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Source Sans Pro" fo:font-size="11pt" fo:font-weight="normal" officeooo:paragraph-rsid="0009dec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200%"/>
      <style:text-properties style:font-name="Source Sans Pro" fo:font-size="10.5pt" fo:font-weight="bold" style:font-size-asian="10.5pt" style:font-weight-asian="bold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Source Sans Pro" fo:font-size="10.5pt" fo:font-weight="bold" style:font-size-asian="10.5pt" style:font-weight-asian="bold" style:font-size-complex="10.5pt"/>
    </style:style>
    <style:style style:name="P5" style:family="paragraph" style:parent-style-name="Standard">
      <style:paragraph-properties fo:line-height="200%"/>
      <style:text-properties style:font-name="Source Sans Pro" fo:font-size="10.5pt" style:font-size-asian="10.5pt" style:font-size-complex="10.5pt"/>
    </style:style>
    <style:style style:name="P6" style:family="paragraph" style:parent-style-name="Standard">
      <style:paragraph-properties fo:line-height="100%"/>
      <style:text-properties style:font-name="Source Sans Pro" fo:font-size="10.5pt" style:font-size-asian="10.5pt" style:font-size-complex="10.5pt"/>
    </style:style>
    <style:style style:name="P7" style:family="paragraph" style:parent-style-name="Listenabsatz" style:list-style-name="L1">
      <style:paragraph-properties fo:line-height="100%"/>
      <style:text-properties style:font-name="Source Sans Pro" fo:font-size="10.5pt" style:font-size-asian="10.5pt" style:font-size-complex="10.5pt"/>
    </style:style>
    <style:style style:name="P8" style:family="paragraph" style:parent-style-name="Listenabsatz" style:list-style-name="L1">
      <style:paragraph-properties fo:line-height="100%"/>
      <style:text-properties style:font-name="Source Sans Pro" fo:font-size="10.5pt" officeooo:paragraph-rsid="0009dec0" style:font-size-asian="10.5pt" style:font-size-complex="10.5pt"/>
    </style:style>
    <style:style style:name="P9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P10" style:family="paragraph" style:parent-style-name="Standard">
      <style:text-properties officeooo:paragraph-rsid="0009dec0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style:font-name="Source Sans Pro" fo:font-size="10pt" fo:font-style="italic" style:font-size-asian="10pt" style:font-style-asian="italic" style:font-size-complex="10pt"/>
    </style:style>
    <style:style style:name="T4" style:family="text">
      <style:text-properties style:font-name="Source Sans Pro" fo:font-size="11pt" style:font-size-asian="11pt" style:font-size-complex="11pt"/>
    </style:style>
    <style:style style:name="T5" style:family="text">
      <style:text-properties style:font-name="Source Sans Pro" fo:font-size="10.5pt" style:font-size-asian="10.5pt" style:font-size-complex="10.5pt"/>
    </style:style>
    <style:style style:name="T6" style:family="text">
      <style:text-properties style:font-name="Source Sans Pro" fo:font-size="10.5pt" fo:font-style="italic" style:font-size-asian="10.5pt" style:font-style-asian="italic" style:font-size-complex="10.5pt"/>
    </style:style>
    <style:style style:name="T7" style:family="text">
      <style:text-properties officeooo:rsid="0009dec0"/>
    </style:style>
    <style:style style:name="T8" style:family="text">
      <style:text-properties style:font-name="sans-serif" fo:font-size="8pt" fo:font-style="italic" style:font-size-asian="8pt" style:font-style-asian="italic" style:font-size-complex="8pt"/>
    </style:style>
    <style:style style:name="T9" style:family="text">
      <style:text-properties style:font-name="sans-serif" fo:font-size="8pt" fo:font-style="italic" officeooo:rsid="0008851b" style:font-size-asian="8pt" style:font-style-asian="italic" style:font-size-complex="8pt"/>
    </style:style>
    <style:style style:name="T10" style:family="text">
      <style:text-properties style:font-name="sans-serif" fo:font-size="8pt" fo:font-style="italic" fo:font-weight="bold" style:font-size-asian="8pt" style:font-style-asian="italic" style:font-weight-asian="bold" style:font-size-complex="8pt" style:font-weight-complex="bold"/>
    </style:style>
    <style:style style:name="T11" style:family="text">
      <style:text-properties style:font-name="sans-serif" fo:font-size="8pt" fo:font-style="italic" fo:font-weight="bold" officeooo:rsid="000c7d87" style:font-size-asian="8pt" style:font-style-asian="italic" style:font-weight-asian="bold" style:font-size-complex="8pt" style:font-weight-complex="bold"/>
    </style:style>
    <style:style style:name="T12" style:family="text">
      <style:text-properties style:font-name="sans-serif" fo:font-size="8pt" fo:font-style="italic" fo:font-weight="normal" style:font-size-asian="8pt" style:font-style-asian="italic" style:font-weight-asian="normal" style:font-size-complex="8pt" style:font-weight-complex="normal"/>
    </style:style>
    <style:style style:name="T13" style:family="text">
      <style:text-properties style:font-name="sans-seri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LABOR</text:span> e.V.<text:line-break/>Alleestraße 50<text:line-break/>44793 Bochum</text:p>
      <text:p text:style-name="P3">Schlüsselordnung und Empfangsbestätigung</text:p>
      <text:p text:style-name="P5">Vorname:<text:tab/><text:tab/>______________________________________________________</text:p>
      <text:p text:style-name="P5">Nachname:<text:tab/><text:tab/>______________________________________________________</text:p>
      <text:p text:style-name="P5">Anschrift:<text:tab/><text:tab/>______________________________________________________</text:p>
      <text:p text:style-name="P5">Telefon/Mail: <text:tab/>______________________________________________________</text:p>
      <text:p text:style-name="P6">Hiermit bestätige ich,</text:p>
      <text:list xml:id="list2232451696" text:style-name="L1">
        <text:list-item>
          <text:p text:style-name="P7">dass die obigen Angaben zu meiner Person korrekt sind</text:p>
        </text:list-item>
        <text:list-item>
          <text:p text:style-name="P7">einen Schlüssel mit der Nummer ______ für die Räumlichkeiten des <text:line-break/><text:span text:style-name="T7">LABOR</text:span> e.V. gegen Zahlung einer Kaution in Höhe von ______ erhalten zu haben</text:p>
        </text:list-item>
        <text:list-item>
          <text:p text:style-name="P7">die folgenden Hinweise und Nutzungsbestimmungen gelesen und anerkannt zu haben:</text:p>
          <text:list>
            <text:list-item>
              <text:p text:style-name="P7">Bei längerer Abwesenheit vom Labor ist dies dem Verein mitzuteilen.</text:p>
            </text:list-item>
            <text:list-item>
              <text:p text:style-name="P7">Ein Wechsel des Wohnsitzes ist dem Labor unverzüglich mitzuteilen.</text:p>
            </text:list-item>
            <text:list-item>
              <text:p text:style-name="P7">Bei Verlust oder Beschädigung des Schlüssels haftet der Träger für Ersatz und ggf. entstehenden Folgekosten in vollem Umfang.</text:p>
            </text:list-item>
            <text:list-item>
              <text:p text:style-name="P7">Verlust oder Beschädigung des Schlüssels sind dem Verein unverzüglich mitzuteilen.</text:p>
            </text:list-item>
            <text:list-item>
              <text:p text:style-name="P7">Der Schlüssel ist nicht weiterzugeben.</text:p>
            </text:list-item>
            <text:list-item>
              <text:p text:style-name="P8">Bei Austritt oder Ausschluss aus dem Verein ist der Schlüssel unverzüglich auszuhändigen.</text:p>
            </text:list-item>
          </text:list>
        </text:list-item>
      </text:list>
      <text:p text:style-name="Standard"/>
      <text:p text:style-name="Standard"><text:span text:style-name="Absatz-Standardschriftart"><text:span text:style-name="T4">______________________________________________________<text:line-break/></text:span></text:span><text:span text:style-name="Absatz-Standardschriftart"><text:span text:style-name="T3">Datum, Unterschrift</text:span></text:span></text:p>
      <text:p text:style-name="P10"><text:span text:style-name="T13">Datenschutzerklärung</text:span><text:span text:style-name="Absatz-Standardschriftart"><text:span text:style-name="T10">: </text:span></text:span><text:span text:style-name="Absatz-Standardschriftart"><text:span text:style-name="T12">wiki.das-labor.org/w/LaborWiki:Datenschutz</text:span></text:span></text:p>
      <text:p text:style-name="P2"><text:span text:style-name="T7">LABOR</text:span> e.V.<text:line-break/>Alleestraße 50<text:line-break/>44793 Bochum</text:p>
      <text:p text:style-name="P4">Schlüsselrückgabe</text:p>
      <text:p text:style-name="Standard"><text:span text:style-name="T5">Hiermit bestätige Ich, meinen Schlüssel dem Verein ausgehändigt und die damit verbundene Kaution zurückerhalten zu haben.</text:span></text:p>
      <text:p text:style-name="Standard"><text:span text:style-name="Absatz-Standardschriftart"><text:span text:style-name="T5">______________________________________________________<text:line-break/></text:span></text:span><text:span text:style-name="Absatz-Standardschriftart"><text:span text:style-name="T6">Datum, Unterschrif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in" fo:margin-bottom="0in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loext:hyphenation-no-caps="false"/>
    </style:style>
    <style:style style:name="Sprechblas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393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blafoo</meta:initial-creator>
    <meta:creation-date>2015-04-18T13:35:00Z</meta:creation-date>
    <dc:date>2023-04-17T23:35:47.829957060</dc:date>
    <meta:print-date>2015-04-17T22:33:00Z</meta:print-date>
    <meta:editing-cycles>5</meta:editing-cycles>
    <meta:editing-duration>PT16M50S</meta:editing-duration>
    <meta:document-statistic meta:table-count="0" meta:image-count="0" meta:object-count="0" meta:page-count="1" meta:paragraph-count="23" meta:word-count="168" meta:character-count="1510" meta:non-whitespace-character-count="1369"/>
    <meta:template xlink:type="simple" xlink:actuate="onRequest" xlink:title="" xlink:href="Normal"/>
  </office:meta>
</office:document-meta>
</file>